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7.624cm"/>
        </style:tab-stops>
      </style:paragraph-properties>
      <style:text-properties style:use-window-font-color="true" style:font-name="Times New Roman" fo:font-size="11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1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fo:color="#ce181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Times New Roman" fo:font-size="11pt" fo:font-weight="bold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4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Bases de Datos</text:p>
      <text:p text:style-name="P5"/>
      <text:p text:style-name="P3">Práctica <text:s/>Sentencias Sencillas de SQL</text:p>
      <text:p text:style-name="P6"/>
      <text:p text:style-name="P4">2.- Obtener el nombre de los cursos de más de 300 horas y que admiten a más de 100 alumnos.</text:p>
      <text:p text:style-name="P7"><text:tab/>select nombrecurso from cursos where numhoras&gt;300 and maxalumnos&gt;100; </text:p>
      <text:p text:style-name="P4">3.- Obtener el nombre, código, fecha de inicio, fecha final y horas de todos los cursos que se imparten en la academia, ordenados alfabéticamente por nombre.</text:p>
      <text:p text:style-name="P4"><text:tab/><text:span text:style-name="T4">select nombreCurso,codigoCurso,fechaini,fechafin,numhoras from cursos order by <text:tab/>nombrecurso;</text:span></text:p>
      <text:p text:style-name="P4">4.- Mostrar toda la información de los cursos que comienzan en el mes de Mayo, incluyendo Nombre, Código, DNI del profesor, número máximo de alumnos, fecha de inicio, fecha final y número de horas.</text:p>
      <text:p text:style-name="P6"><text:tab/><text:span text:style-name="T4">select * from cursos where extract(month from fechaini)=5;</text:span></text:p>
      <text:p text:style-name="P4">5.- Mostrar el nombre de la oposición y la categoría de las oposiciones de categoría A, B o C.</text:p>
      <text:p text:style-name="P6"><text:tab/><text:span text:style-name="T4">select nombrecurso from cursos where codigocurso in(select codcurso from cursooposicion);</text:span></text:p>
      <text:p text:style-name="P4">6.- Mostrar los nombres completos de los profesores con el título que poseen.</text:p>
      <text:p text:style-name="P6"><text:tab/></text:p>
      <text:p text:style-name="P4">7.- Obtener un listado con el nombre completo de los alumnos con matricula oficial, el nombre del curso en el que están matriculados y la fecha de inscripción a dicho curso.</text:p>
      <text:p text:style-name="P6"/>
      <text:p text:style-name="P4">8.- Relación de los cursos que sirven para preparar la oposición llamada 'Maestros de Primaria' junto con el nombre del profesor que lo imparte.</text:p>
      <text:p text:style-name="P6"/>
      <text:p text:style-name="P4">9.- Listado de las oposiciones a las que se puede acceder, recibiendo los cursos que imparte el profesor 'Manuel López García'.</text:p>
      <text:p text:style-name="P6"/>
      <text:p text:style-name="P4">10.- Titulo y precio de los manuales recomendados para el curso 'Función Pública'.</text:p>
      <text:p text:style-name="P6"/>
      <text:p text:style-name="P4">11.- Obtener un listado con los alumnos más jóvenes que 'Luisa Sánchez Donoso'.</text:p>
      <text:p text:style-name="P6"/>
      <text:p text:style-name="P4">12.- Obtener el nombre de los cursos en los que hay más alumnos matriculados que en el curso más numeroso del profesor 'Manuel López García'.</text:p>
      <text:p text:style-name="P6"/>
      <text:p text:style-name="P4">13.- Obtener el nombre completo de los profesores que impartan cursos con un número de horas mayor que alguno de los cursos impartidos por el profesor 'Manuel López García'.</text:p>
      <text:p text:style-name="P6"/>
      <text:p text:style-name="P4">14.- Obtener los nombres de los cursos impartidos por el profesor 'Luis Pérez Sánchez' que sirvan para la oposición 'Funcionario de Prisiones'.</text:p>
      <text:p text:style-name="P6"/>
      <text:p text:style-name="P4">15.- Obtener el nombre y los apellidos de los alumnos que no se han matriculado por libre en ningún curso.</text:p>
      <text:p text:style-name="P6"/>
      <text:p text:style-name="P4">16.- Obtener nombre, apellidos, sueldo y título de aquellos profesores que tienen un sueldo mayor que el de alguno de sus compañeros de titulación.</text:p>
      <text:p text:style-name="P6"/>
      <text:p text:style-name="P4">17.- Obtener nombre y apellido de los profesores que imparten algún curso de más de 100 horas pero no imparten ningún curso de menos de 50 alumnos.</text:p>
      <text:p text:style-name="P6"/>
      <text:p text:style-name="P4">18.- Mostrar el nombre de las oposiciones que son de la misma categoría pero distinto organismo que la oposición con código 'C-512'.</text:p>
      <text:p text:style-name="P6"/>
      <text:p text:style-name="P4">19.- Obtener el nombre y apellidos de los alumnos que solo se han presentado a una de las pruebas en algún curso.</text:p>
      <text:p text:style-name="P6"/>
      <text:p text:style-name="P4">20.- Nombre de todos los cursos junto con el código de las oposiciones para las que están destinados.</text:p>
      <text:p text:style-name="P6"/>
      <text:p text:style-name="P4">21.- Obtener un listado con el nombre completo de los alumnos matriculados en el curso 'Función Pública' <text:soft-page-break/>junto con sus notas en ambas pruebas siempre que su media entre las dos supere los 25 puntos.</text:p>
      <text:p text:style-name="P6"/>
      <text:p text:style-name="P4">22.- Mostrar el nombre y los apellidos de los alumnos que tengan más de 31 años.</text:p>
      <text:p text:style-name="P6"/>
      <text:p text:style-name="P4">23.- Mostrar para cada curso su nombre y el número máximo de alumnos si admitiésemos un 25% más de los permitidos.</text:p>
      <text:p text:style-name="P6"/>
      <text:p text:style-name="P4">24.- Obtener el nombre y los apellidos de todos los alumnos cuyo primer apellido empiece por la letra 'P'.</text:p>
      <text:p text:style-name="P6"/>
      <text:p text:style-name="P4">25.- Obtener el nombre y los apellidos junto a la fecha de nacimiento de todos los alumnos nacidos en el mes de abril.</text:p>
      <text:p text:style-name="P6"/>
      <text:p text:style-name="P4">26.- Mostrar una relación de los cursos que comienzan en el mes de septiembre, junto con el nombre y apellidos del profesor que lo imparte y la fecha de inicio del mismo.</text:p>
      <text:p text:style-name="P6"/>
      <text:p text:style-name="P4">27.-Nombre completo de los alumnos y puntuación media (entre las dos pruebas) de aquellos que hayan sacado más de 20 puntos de media en el curso 'La Constitución'.</text:p>
      <text:p text:style-name="P6"/>
      <text:p text:style-name="P4">28.- Nombre completo de todas las personas (alumnos y profesores) que hay en la academia, ordenados alfabéticamente por apellidos.</text:p>
      <text:p text:style-name="P6"/>
      <text:p text:style-name="P4">29.- Obtener el nombre y los apellidos de todos los profesores, junto con el nombre de los cursos que imparten (o en blanco si no imparten ningún curso)</text:p>
      <text:p text:style-name="P6"/>
      <text:p text:style-name="P4">30.- Número de alumnos matriculados en el curso 'La Constitución'.</text:p>
      <text:p text:style-name="P6"/>
      <text:p text:style-name="P4">31.- Número de alumnos nacidos en 1970.</text:p>
      <text:p text:style-name="P6"/>
      <text:p text:style-name="P4">32.- Nombre del curso con más horas.</text:p>
      <text:p text:style-name="P6"/>
      <text:p text:style-name="P4">33.- Obtener el nombre completo de los alumnos junto con el curso y la nota obtenida en la prueba 1 de aquellos que han obtenido la nota más alta en dicha prueba en cada curso.</text:p>
      <text:p text:style-name="P6"/>
      <text:p text:style-name="P4">34.- Número total de alumnos matriculados en los cursos que imparte 'Luis Pérez Sánchez', así como la nota máxima y la mínima calificada por este profesor en la prueba 1 de cualquier curso.</text:p>
      <text:p text:style-name="P6"/>
      <text:p text:style-name="P4">35.- Obtener un listado con el nombre de los profesores junto con el número total de alumnos que tienen matriculados en sus cursos.</text:p>
      <text:p text:style-name="P6"/>
      <text:p text:style-name="P4">36.- Obtener la nota mínima, máxima y media en las pruebas 1 y 2 obtenidas en todos los cursos agrupadas por sexos.</text:p>
      <text:p text:style-name="P6"/>
      <text:p text:style-name="P4">37.- Nombre, apellidos y número de cursos de los profesores que imparten mayor número de cursos.</text:p>
      <text:p text:style-name="P6"/>
      <text:p text:style-name="P4">38.- Nombre de las oposiciones que necesitan tres o más cursos.</text:p>
      <text:p text:style-name="P6"/>
      <text:p text:style-name="P4">39.- Obtener el nombre y apellidos de los profesores que imparten cursos que suman más horas que todos los cursos de 'Luis Pérez Sánchez'.</text:p>
      <text:p text:style-name="P6"/>
      <text:p text:style-name="P4">40.- Obtener el nombre y los apellidos de los profesores que dan menos hora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7:14:24.024459614</dc:date>
    <meta:editing-duration>PT10M1S</meta:editing-duration>
    <meta:editing-cycles>1</meta:editing-cycles>
    <meta:document-statistic meta:table-count="0" meta:image-count="0" meta:object-count="0" meta:page-count="2" meta:paragraph-count="46" meta:word-count="887" meta:character-count="5148" meta:non-whitespace-character-count="4296"/>
    <meta:generator>LibreOffice/6.0.7.3$Linux_X86_64 LibreOffice_project/00m0$Build-3</meta:generator>
  </office:meta>
</office:document-meta>
</file>